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style:font-name="Times New Roman" officeooo:rsid="0018ca3d" officeooo:paragraph-rsid="0018ca3d"/>
    </style:style>
    <style:style style:name="P2" style:family="paragraph" style:parent-style-name="Footer">
      <style:text-properties style:font-name="Times New Roman" officeooo:rsid="000d83f8" officeooo:paragraph-rsid="000d83f8"/>
    </style:style>
    <style:style style:name="P3" style:family="paragraph" style:parent-style-name="Standard">
      <style:text-properties style:font-name="Times New Roman" officeooo:rsid="001a4876" officeooo:paragraph-rsid="00209eb3"/>
    </style:style>
    <style:style style:name="P4" style:family="paragraph" style:parent-style-name="Standard">
      <style:text-properties style:font-name="Times New Roman" fo:font-weight="bold" officeooo:rsid="001a4876" officeooo:paragraph-rsid="001a4876" style:font-weight-asian="bold" style:font-weight-complex="bold"/>
    </style:style>
    <style:style style:name="P5" style:family="paragraph" style:parent-style-name="Standard">
      <style:text-properties style:font-name="Times New Roman" fo:font-weight="bold" officeooo:rsid="00315802" officeooo:paragraph-rsid="00315802" style:font-weight-asian="bold" style:font-weight-complex="bold"/>
    </style:style>
    <style:style style:name="P6" style:family="paragraph" style:parent-style-name="Standard">
      <style:text-properties style:font-name="Times New Roman" officeooo:rsid="002474eb" officeooo:paragraph-rsid="0028127e"/>
    </style:style>
    <style:style style:name="P7" style:family="paragraph" style:parent-style-name="Standard">
      <style:text-properties style:font-name="Times New Roman" officeooo:rsid="002474eb" officeooo:paragraph-rsid="0028d14a"/>
    </style:style>
    <style:style style:name="P8" style:family="paragraph" style:parent-style-name="Standard">
      <style:text-properties style:font-name="Times New Roman" fo:font-weight="normal" officeooo:rsid="001a4876" officeooo:paragraph-rsid="0028127e" style:font-weight-asian="normal" style:font-weight-complex="normal"/>
    </style:style>
    <style:style style:name="P9" style:family="paragraph" style:parent-style-name="Standard">
      <style:text-properties style:font-name="Times New Roman" officeooo:rsid="002c8a00" officeooo:paragraph-rsid="00300c6b"/>
    </style:style>
    <style:style style:name="P10" style:family="paragraph" style:parent-style-name="Standard">
      <style:text-properties style:font-name="Times New Roman" officeooo:rsid="00315802" officeooo:paragraph-rsid="00315802" fo:background-color="#ffff00"/>
    </style:style>
    <style:style style:name="P11" style:family="paragraph" style:parent-style-name="Standard">
      <style:text-properties style:font-name="Times New Roman" officeooo:rsid="000a5a3a" officeooo:paragraph-rsid="002b7c21"/>
    </style:style>
    <style:style style:name="P12" style:family="paragraph" style:parent-style-name="Standard">
      <style:text-properties officeooo:paragraph-rsid="0028d14a"/>
    </style:style>
    <style:style style:name="P13" style:family="paragraph" style:parent-style-name="Standard">
      <style:text-properties officeooo:rsid="00235693" officeooo:paragraph-rsid="002248af"/>
    </style:style>
    <style:style style:name="P14" style:family="paragraph" style:parent-style-name="Standard">
      <style:text-properties officeooo:rsid="002a4404" officeooo:paragraph-rsid="002b7c21"/>
    </style:style>
    <style:style style:name="P15" style:family="paragraph" style:parent-style-name="Standard">
      <style:text-properties fo:font-weight="normal" officeooo:rsid="00315802" officeooo:paragraph-rsid="00381d07" style:font-weight-asian="normal" style:font-weight-complex="normal"/>
    </style:style>
    <style:style style:name="P16" style:family="paragraph" style:parent-style-name="Standard">
      <style:text-properties fo:font-weight="normal" officeooo:rsid="00315802" officeooo:paragraph-rsid="0038e466" style:font-weight-asian="normal" style:font-weight-complex="normal"/>
    </style:style>
    <style:style style:name="P17" style:family="paragraph" style:parent-style-name="Standard">
      <style:text-properties fo:font-weight="normal" officeooo:rsid="00315802" officeooo:paragraph-rsid="003a2f64" style:font-weight-asian="normal" style:font-weight-complex="normal"/>
    </style:style>
    <style:style style:name="P18" style:family="paragraph" style:parent-style-name="Standard">
      <style:text-properties style:font-name="Times New Roman" fo:font-weight="normal" officeooo:rsid="00315802" officeooo:paragraph-rsid="00315802" style:font-weight-asian="normal" style:font-weight-complex="normal"/>
    </style:style>
    <style:style style:name="P19" style:family="paragraph" style:parent-style-name="Standard">
      <style:text-properties style:font-name="Times New Roman" fo:font-weight="normal" officeooo:rsid="0033a7e4" officeooo:paragraph-rsid="00381d07" style:font-weight-asian="normal" style:font-weight-complex="normal"/>
    </style:style>
    <style:style style:name="P20" style:family="paragraph" style:parent-style-name="Standard">
      <style:text-properties style:font-name="Times New Roman" fo:font-weight="normal" officeooo:rsid="003a2f64" officeooo:paragraph-rsid="003a2f64" style:font-weight-asian="normal" style:font-weight-complex="normal"/>
    </style:style>
    <style:style style:name="P21" style:family="paragraph" style:parent-style-name="Standard">
      <style:text-properties style:font-name="Times New Roman" fo:font-weight="normal" officeooo:rsid="0038218f" officeooo:paragraph-rsid="00381d07" style:font-weight-asian="normal" style:font-weight-complex="normal"/>
    </style:style>
    <style:style style:name="P22" style:family="paragraph" style:parent-style-name="Standard" style:list-style-name="L1">
      <style:text-properties style:font-name="Times New Roman" fo:font-weight="normal" officeooo:rsid="0038218f" officeooo:paragraph-rsid="0038218f" style:font-weight-asian="normal" style:font-weight-complex="normal"/>
    </style:style>
    <style:style style:name="P23" style:family="paragraph" style:parent-style-name="Standard" style:list-style-name="L1">
      <style:text-properties style:font-name="Times New Roman" fo:font-weight="normal" officeooo:rsid="003e4084" officeooo:paragraph-rsid="003e4084" style:font-weight-asian="normal" style:font-weight-complex="normal"/>
    </style:style>
    <style:style style:name="P24" style:family="paragraph" style:parent-style-name="Standard">
      <style:text-properties style:font-name="Times New Roman" fo:font-weight="normal" officeooo:rsid="003e4084" officeooo:paragraph-rsid="003e4084" style:font-weight-asian="normal" style:font-weight-complex="normal"/>
    </style:style>
    <style:style style:name="P25" style:family="paragraph" style:parent-style-name="Standard">
      <style:text-properties style:font-name="Times New Roman" fo:font-weight="normal" officeooo:rsid="003f4649" officeooo:paragraph-rsid="003f4649" style:font-weight-asian="normal" style:font-weight-complex="normal"/>
    </style:style>
    <style:style style:name="P26" style:family="paragraph" style:parent-style-name="Standard">
      <style:text-properties style:font-name="Times New Roman" fo:font-weight="normal" officeooo:rsid="003f4649" officeooo:paragraph-rsid="0049e1b4" style:font-weight-asian="normal" style:font-weight-complex="normal"/>
    </style:style>
    <style:style style:name="P27" style:family="paragraph" style:parent-style-name="Standard">
      <style:text-properties style:font-name="Times New Roman" fo:font-weight="normal" officeooo:rsid="004b9d57" officeooo:paragraph-rsid="00542583" style:font-weight-asian="normal" style:font-weight-complex="normal"/>
    </style:style>
    <style:style style:name="P28" style:family="paragraph" style:parent-style-name="Standard">
      <style:text-properties style:font-name="Times New Roman" fo:font-weight="bold" officeooo:rsid="004b9d57" officeooo:paragraph-rsid="004b9d57" style:font-weight-asian="bold" style:font-weight-complex="bold"/>
    </style:style>
    <style:style style:name="T1" style:family="text">
      <style:text-properties officeooo:rsid="002444f5"/>
    </style:style>
    <style:style style:name="T2" style:family="text">
      <style:text-properties style:font-name="Times New Roman" officeooo:rsid="001f9061"/>
    </style:style>
    <style:style style:name="T3" style:family="text">
      <style:text-properties style:font-name="Times New Roman" officeooo:rsid="00233134"/>
    </style:style>
    <style:style style:name="T4" style:family="text">
      <style:text-properties style:font-name="Times New Roman" officeooo:rsid="002b7c21"/>
    </style:style>
    <style:style style:name="T5" style:family="text">
      <style:text-properties style:font-name="Times New Roman" officeooo:rsid="000a5a3a"/>
    </style:style>
    <style:style style:name="T6" style:family="text">
      <style:text-properties style:font-name="Times New Roman" officeooo:rsid="000a5a3a" fo:background-color="#ffff00" loext:char-shading-value="0"/>
    </style:style>
    <style:style style:name="T7" style:family="text">
      <style:text-properties style:font-name="Times New Roman" officeooo:rsid="0021bb4a" fo:background-color="#ffff00" loext:char-shading-value="0"/>
    </style:style>
    <style:style style:name="T8" style:family="text">
      <style:text-properties style:font-name="Times New Roman" officeooo:rsid="003381a9"/>
    </style:style>
    <style:style style:name="T9" style:family="text">
      <style:text-properties style:font-name="Times New Roman" officeooo:rsid="0033a7e4"/>
    </style:style>
    <style:style style:name="T10" style:family="text">
      <style:text-properties style:font-name="Times New Roman" officeooo:rsid="0036c6db"/>
    </style:style>
    <style:style style:name="T11" style:family="text">
      <style:text-properties style:font-name="Times New Roman" officeooo:rsid="00381d07"/>
    </style:style>
    <style:style style:name="T12" style:family="text">
      <style:text-properties style:font-name="Times New Roman" officeooo:rsid="0038218f"/>
    </style:style>
    <style:style style:name="T13" style:family="text">
      <style:text-properties style:font-name="Times New Roman" officeooo:rsid="0021bb4a"/>
    </style:style>
    <style:style style:name="T14" style:family="text">
      <style:text-properties style:font-name="Times New Roman" officeooo:rsid="0038e466"/>
    </style:style>
    <style:style style:name="T15" style:family="text">
      <style:text-properties style:font-name="Times New Roman" officeooo:rsid="003a2f64"/>
    </style:style>
    <style:style style:name="T16" style:family="text">
      <style:text-properties style:font-name="Times New Roman" officeooo:rsid="003cb659"/>
    </style:style>
    <style:style style:name="T17" style:family="text">
      <style:text-properties style:font-name="Times New Roman" officeooo:rsid="003e4084"/>
    </style:style>
    <style:style style:name="T18" style:family="text">
      <style:text-properties style:font-name="Times New Roman" officeooo:rsid="004492ca"/>
    </style:style>
    <style:style style:name="T19" style:family="text">
      <style:text-properties style:font-name="Times New Roman" officeooo:rsid="004e58d9"/>
    </style:style>
    <style:style style:name="T20" style:family="text">
      <style:text-properties fo:font-weight="normal" style:font-weight-asian="normal" style:font-weight-complex="normal"/>
    </style:style>
    <style:style style:name="T21" style:family="text">
      <style:text-properties fo:font-weight="normal" officeooo:rsid="001f9061" style:font-weight-asian="normal" style:font-weight-complex="normal"/>
    </style:style>
    <style:style style:name="T22" style:family="text">
      <style:text-properties fo:font-weight="normal" officeooo:rsid="00209eb3" style:font-weight-asian="normal" style:font-weight-complex="normal"/>
    </style:style>
    <style:style style:name="T23" style:family="text">
      <style:text-properties fo:font-weight="normal" officeooo:rsid="001a4876" style:font-weight-asian="normal" style:font-weight-complex="normal"/>
    </style:style>
    <style:style style:name="T24" style:family="text">
      <style:text-properties fo:font-weight="normal" officeooo:rsid="00265ae8" style:font-weight-asian="normal" style:font-weight-complex="normal"/>
    </style:style>
    <style:style style:name="T25" style:family="text">
      <style:text-properties fo:font-weight="normal" officeooo:rsid="0028127e" style:font-weight-asian="normal" style:font-weight-complex="normal"/>
    </style:style>
    <style:style style:name="T26" style:family="text">
      <style:text-properties fo:font-weight="normal" officeooo:rsid="0028d14a" style:font-weight-asian="normal" style:font-weight-complex="normal"/>
    </style:style>
    <style:style style:name="T27" style:family="text">
      <style:text-properties fo:font-weight="normal" officeooo:rsid="001e3296" fo:background-color="#ffff00" loext:char-shading-value="0" style:font-weight-asian="normal" style:font-weight-complex="normal"/>
    </style:style>
    <style:style style:name="T28" style:family="text">
      <style:text-properties fo:font-weight="normal" officeooo:rsid="001f9061" fo:background-color="#ffff00" loext:char-shading-value="0" style:font-weight-asian="normal" style:font-weight-complex="normal"/>
    </style:style>
    <style:style style:name="T29" style:family="text">
      <style:text-properties fo:font-weight="normal" officeooo:rsid="001e3296" fo:background-color="transparent" loext:char-shading-value="0" style:font-weight-asian="normal" style:font-weight-complex="normal"/>
    </style:style>
    <style:style style:name="T30" style:family="text">
      <style:text-properties fo:font-weight="normal" officeooo:rsid="00209eb3" fo:background-color="transparent" loext:char-shading-value="0" style:font-weight-asian="normal" style:font-weight-complex="normal"/>
    </style:style>
    <style:style style:name="T31" style:family="text">
      <style:text-properties officeooo:rsid="001f9061" fo:background-color="#ffff00" loext:char-shading-value="0"/>
    </style:style>
    <style:style style:name="T32" style:family="text">
      <style:text-properties officeooo:rsid="0021bb4a" fo:background-color="#ffff00" loext:char-shading-value="0"/>
    </style:style>
    <style:style style:name="T33" style:family="text">
      <style:text-properties officeooo:rsid="0050c100" fo:background-color="#ffff00" loext:char-shading-value="0"/>
    </style:style>
    <style:style style:name="T34" style:family="text">
      <style:text-properties officeooo:rsid="001f9061"/>
    </style:style>
    <style:style style:name="T35" style:family="text">
      <style:text-properties officeooo:rsid="002248af"/>
    </style:style>
    <style:style style:name="T36" style:family="text">
      <style:text-properties officeooo:rsid="002b7c21"/>
    </style:style>
    <style:style style:name="T37" style:family="text">
      <style:text-properties officeooo:rsid="0021bb4a"/>
    </style:style>
    <style:style style:name="T38" style:family="text">
      <style:text-properties officeooo:rsid="003cb659"/>
    </style:style>
    <style:style style:name="T39" style:family="text">
      <style:text-properties officeooo:rsid="003e4084"/>
    </style:style>
    <style:style style:name="T40" style:family="text">
      <style:text-properties officeooo:rsid="004217f6"/>
    </style:style>
    <style:style style:name="T41" style:family="text">
      <style:text-properties officeooo:rsid="0049e1b4"/>
    </style:style>
    <style:style style:name="T42" style:family="text">
      <style:text-properties officeooo:rsid="0050c1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ackground</text:p>
      <text:p text:style-name="P4"/>
      <text:p text:style-name="P6"><text:span text:style-name="T20"><text:tab/>Neutrino oscillation has been a hot topic in the scientific community as of late. It was the subject of the 2015 Nobel Prize in Physics, and will be the focus of both the US and international physics community in the upcoming Deep Underground Neutrino Experiment (DUNE). Oscillation is the process by which neutrinos produced as one flavor can be detected as a different flavor after traveling through space. A main goal of DUNE is to determine the presence of charge-parity (CP) symmetry violation in oscillations. CP </text:span><text:span text:style-name="T24">symmetry governs that matter and antimatter behave identically, and violating this would mean neutrinos and antineutrinos have a different oscillation probability. CP violation in oscillations is an open question in High Energy Physics, and can provide </text:span><text:span text:style-name="T25">profound </text:span><text:span text:style-name="T24">insight into the matter-antimatter asymmetry we observe in the universe.</text:span><text:span text:style-name="T23"> </text:span></text:p>
      <text:p text:style-name="P8"/>
      <text:p text:style-name="P7"><text:span text:style-name="T25"><text:tab/>In the oscillation probability, CP violation is represented by the parameter </text:span><text:span text:style-name="T27">deltaCP</text:span><text:span text:style-name="T28">.</text:span><text:span text:style-name="T25"> </text:span><text:span text:style-name="T22">T</text:span><text:span text:style-name="T21">he effect of </text:span><text:span text:style-name="T27">deltaCP</text:span><text:span text:style-name="T28"> </text:span><text:span text:style-name="T21"><text:s/></text:span><text:span text:style-name="T26">o</text:span><text:span text:style-name="T22">n the oscillation probability </text:span><text:span text:style-name="T21">is dependent on the neutrino energy, </text:span><text:span text:style-name="T22">and </text:span><text:span text:style-name="T21">any bias in the energy will result in a bias to </text:span><text:span text:style-name="T27">deltaCP.</text:span><text:span text:style-name="T29"> </text:span><text:span text:style-name="T30">Due to this, </text:span><text:span text:style-name="T21">n</text:span><text:span text:style-name="T1">eutrino energy reconstruction is one of the largest sources of systematic uncertainty in DUNE. It has been shown that in a experiment similar to DUNE, an underestimation of neutrino energy by 20% can lead to a bias to the measurement of </text:span><text:span text:style-name="T31">deltaCP</text:span><text:span text:style-name="T34"> on the order of one standard deviation.(</text:span><text:span text:style-name="T31">CITE ANKOWSKI</text:span><text:span text:style-name="T34">)</text:span></text:p>
      <text:p text:style-name="P3"/>
      <text:p text:style-name="P12"><text:span text:style-name="T2"><text:tab/>Neutrino energy is estimated from the reconstructed energy of final state particles </text:span><text:span text:style-name="T3">that are</text:span><text:span text:style-name="T2"> produced in neutrino-nucleus interactions. </text:span>The <text:span text:style-name="T35">neutrino energy</text:span> can be mis-estimated if particles interact inelastically or are unable to be reconstructed because of scattering in the detector medium. This is referred to as Secondary Interactions (SI) of particles. <text:span text:style-name="T35">T</text:span>hese processes will be a significant problem <text:span text:style-name="T35">for </text:span>DUNE experiment, <text:span text:style-name="T35">and must be studied. </text:span></text:p>
      <text:p text:style-name="P13"/>
      <text:p text:style-name="P14"><text:tab/>For DUNE, knowledge of pion-Argon SI will particularly require a large improvement. <text:span text:style-name="T36">Data from previous pion scattering experiments is used to inform pion SI models, and, until recently, pion-Argon data existed only below 240 MeV pion kinetic energy. This leaves a lack of constraints for pion-Argon SI at <text:s/>energies relevant to DUNE. </text:span><text:span text:style-name="T5">The recent Liquid Argon in a Testbeam (LArIAT) experiment has provided pion-Argon scattering data up to 1.2 GeV, and my upcoming measurement on </text:span><text:span text:style-name="T4">DUNE’s </text:span><text:span text:style-name="T5">prototype detector, ProtoDUNE, will provide data at even higher energies. </text:span><text:span text:style-name="T6">A next step is to use the LArIAT and ProtoDUNE data to constrain SI models in neutrino experiment simulations</text:span><text:span text:style-name="T5">. It is important to use the LArIAT and ProtoDUNE data to constrain SI models in DUNE’s experimental simulations. </text:span></text:p>
      <text:p text:style-name="P11"/>
      <text:p text:style-name="P9"><text:tab/><text:span text:style-name="T37">Geant4 is used to simulate particles as they travel through a detector, and will be used by DUNE to simulate SI. A technique known as tuning can be used to constrain models based on external data. This ability is absent in Geant4, and it must be implemented in order to utilize LArIAT and ProtoDUNE data. My project will consist of providing this implementation, and then providing a tune of Geant4’s SI model to the LArIAT data. The implementation and subsequent tuning will be informed by work done by the T2K collaboration to use pion-Carbon scattering to constrain models for a similar process. (</text:span><text:span text:style-name="T32">CITE NEUT FSI PAPER</text:span><text:span text:style-name="T37">) This will set the stage for a tune to ProtoDUNE data once my measurement has been made. </text:span></text:p>
      <text:p text:style-name="P9"/>
      <text:p text:style-name="P10"><text:soft-page-break/>STILL NEED TO PUT IN A PART ABOUT ::: CONNECTIONS OF THE PROPOSED SCGSR RESEARCH TO THE RESEARCH ACTIVITIES OF THE COLLABORATING DOE LAB &amp; SCIENTIST</text:p>
      <text:p text:style-name="P11"/>
      <text:p text:style-name="P5">Research Objectives and Goals </text:p>
      <text:p text:style-name="P18"><text:tab/></text:p>
      <text:p text:style-name="P15"><text:span text:style-name="T8"><text:tab/>In order to understand the current status of </text:span><text:span text:style-name="T9">Geant4’s SI model</text:span><text:span text:style-name="T8">, </text:span><text:span text:style-name="T9">an important early step will be to determine its current prediction for the pion-Argon interaction cross section. This will be compared to the available LArIAT data, and will be used to highlight discrepancies between the two. <text:s/></text:span></text:p>
      <text:p text:style-name="P19"><text:tab/></text:p>
      <text:p text:style-name="P17"><text:span text:style-name="T9"><text:tab/></text:span><text:span text:style-name="T10">After </text:span><text:span text:style-name="T11">investigating Geant4’s current predictions</text:span><text:span text:style-name="T10">, </text:span><text:span text:style-name="T12">I will move on to</text:span><text:span text:style-name="T10"> implementing </text:span><text:span text:style-name="T12">the</text:span><text:span text:style-name="T10"> tuning ability into Geant4.</text:span><text:span text:style-name="T15"> For tuning, the SI model</text:span><text:span text:style-name="T13"> </text:span><text:span text:style-name="T15">will be parameterized by factors that scale the rate of individual pion-nucleus interaction modes, and provide a new prediction for the rates of interaction</text:span><text:span text:style-name="T13">. These </text:span><text:span text:style-name="T15">parameters are then varied, and a fit to external data is performed. </text:span><text:span text:style-name="T19">The </text:span><text:span text:style-name="T16">tuned prediction and error bands are produced from the fit results</text:span></text:p>
      <text:p text:style-name="P20"/>
      <text:p text:style-name="P16"><text:span text:style-name="T11"><text:tab/></text:span><text:span text:style-name="T17">Implementing tuning </text:span><text:span text:style-name="T11">will require an effort to develop a software </text:span><text:span text:style-name="T12">package that will </text:span><text:span text:style-name="T11">interface </text:span><text:span text:style-name="T12">with </text:span><text:span text:style-name="T11">Geant4. </text:span><text:span text:style-name="T12">The aforementioned work done by T2K required </text:span><text:span text:style-name="T14">a similar package to interface with their own simulations. </text:span><text:span text:style-name="T13">(</text:span><text:span text:style-name="T7">CITE NEUT FSI PAPER</text:span><text:span text:style-name="T13">)</text:span><text:span text:style-name="T14"> I will use the T2K work to inform the design of the Geant4 package, </text:span><text:span text:style-name="T17">and it must have </text:span><text:span text:style-name="T18">t</text:span><text:span text:style-name="T14">he following functionality:<text:tab/></text:span></text:p>
      <text:p text:style-name="P21"/>
      <text:list xml:id="list8256904022852711090" text:style-name="L1">
        <text:list-item>
          <text:p text:style-name="P22">Loading in external data sets </text:p>
        </text:list-item>
        <text:list-item>
          <text:p text:style-name="P22">Read<text:span text:style-name="T39">ing</text:span> in <text:span text:style-name="T38">previously computed nominal prediction</text:span></text:p>
        </text:list-item>
        <text:list-item>
          <text:p text:style-name="P23">Performing the fit and finding the best-fit prediction</text:p>
        </text:list-item>
        <text:list-item>
          <text:p text:style-name="P23">Producing error bands from the fit results</text:p>
        </text:list-item>
      </text:list>
      <text:p text:style-name="P24"/>
      <text:p text:style-name="P25"><text:tab/>Once the tuning package is created, <text:span text:style-name="T40">the next step will be to perform a fit to previous data sets in order to understand the current constraints on Geant4’s SI model. These data sets will be from experiments of pions scattering off of various nuclear targets, including the one data set for pion-Argon scattering below 240 MeV. After this, a final fit will be performed with the LArIAT data set included. The original and updated predictions and error bands will be presented along with the LArIAT data for comparison.</text:span></text:p>
      <text:p text:style-name="P25"/>
      <text:p text:style-name="P26"><text:tab/><text:span text:style-name="T41">This research will be immensely beneficial to my thesis work. Performing the fit to the LArIAT data will provide an understanding of the uncertainties for a measurement and detector similar to my measurement on ProtoDUNE. Additionally, implementing tuning in Geant4 would result in an extension to my thesis where I perform another tune to the ProtoDUNE measurement. </text:span></text:p>
      <text:p text:style-name="P26"/>
      <text:p text:style-name="P28">R&amp;D Approach, and Expected Scientific and Technical Results</text:p>
      <text:p text:style-name="P28"/>
      <text:p text:style-name="P27"><text:tab/><text:span text:style-name="T33">Fermilab</text:span><text:span text:style-name="T42"> hosts a High Performance and Parallel Computing (HPC) department that I will use for performing the simulations and fits necessary for the tuning. These processes are computationally intensive, so having a stable and powerful computing resource such as the HPC will be crucial for this work. </text:span></text:p>
      <text:p text:style-name="P27"><text:soft-page-break/><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Times New Roman" officeooo:rsid="0018ca3d" officeooo:paragraph-rsid="0018ca3d"/>
    </style:style>
    <style:style style:name="MP2" style:family="paragraph" style:parent-style-name="Footer">
      <style:text-properties style:font-name="Times New Roman" officeooo:rsid="000d83f8" officeooo:paragraph-rsid="000d83f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Geant4: Implementation of Tuning to Pion Scattering Data</text:p>
      </style:header>
      <style:footer>
        <text:p text:style-name="MP2">Jacob Calcutt<text:tab/><text:tab/><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2T15:39:47.752383117</meta:creation-date>
    <dc:date>2017-10-29T13:26:16.233379336</dc:date>
    <meta:editing-duration>PT5H41M47S</meta:editing-duration>
    <meta:editing-cycles>36</meta:editing-cycles>
    <meta:generator>LibreOffice/5.1.6.2$Linux_X86_64 LibreOffice_project/10m0$Build-2</meta:generator>
    <meta:document-statistic meta:table-count="0" meta:image-count="0" meta:object-count="0" meta:page-count="3" meta:paragraph-count="24" meta:word-count="982" meta:character-count="6117" meta:non-whitespace-character-count="5132"/>
  </office:meta>
</office:document-meta>
</file>